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68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none" fo:background-color="#bd3fb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bd3fb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bd3fbe" style:text-align-source="fix" style:repeat-content="false" fo:border-left="1.5pt solid #000000" fo:border-right="none" fo:border-top="none" style:vertical-align="middle"/>
      <style:paragraph-properties fo:text-align="center"/>
      <style:text-properties fo:font-size="10.5pt" style:font-size-asian="10.5pt" style:font-size-complex="10.5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1.5pt solid #000000" fo:border-right="none" fo:border-top="none"/>
      <style:paragraph-properties fo:text-align="star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order-bottom="none" fo:background-color="#bd3fbe" fo:border-left="none" fo:border-right="none" fo:border-top="1.5pt solid #000000"/>
    </style:style>
    <style:style style:name="ce13" style:family="table-cell" style:parent-style-name="Default">
      <style:table-cell-properties fo:background-color="#bd3fbe"/>
    </style:style>
    <style:style style:name="ce14" style:family="table-cell" style:parent-style-name="Default">
      <style:table-cell-properties fo:background-color="#bd3fbe"/>
      <style:text-properties fo:font-size="10.5pt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>
      <style:table-cell-properties fo:border-bottom="1.5pt solid #000000" style:text-align-source="fix" style:repeat-content="false" fo:border-left="none" fo:border-right="none" fo:border-top="none"/>
      <style:paragraph-properties fo:text-align="star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Liberation Sans1" fo:font-size="11pt" fo:font-style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1" fo:font-size="11pt" fo:font-style="normal"/>
    </style:style>
    <style:style style:name="ce21" style:family="table-cell" style:parent-style-name="Default">
      <style:table-cell-properties fo:border-bottom="none" fo:background-color="#bd3fbe" fo:border-left="none" fo:border-right="1.5pt solid #000000" fo:border-top="1.5pt solid #000000"/>
    </style:style>
    <style:style style:name="ce22" style:family="table-cell" style:parent-style-name="Default">
      <style:table-cell-properties fo:border-bottom="none" fo:background-color="#bd3fbe" fo:border-left="none" fo:border-right="1.5pt solid #000000" fo:border-top="none"/>
    </style:style>
    <style:style style:name="ce23" style:family="table-cell" style:parent-style-name="Default">
      <style:table-cell-properties fo:border-bottom="none" fo:border-left="none" fo:border-right="1.5pt solid #000000" fo:border-top="none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5pt solid #000000" style:rotation-align="bottom" fo:border-top="none" style:vertical-align="middle" loext:vertical-justify="auto"/>
      <style:paragraph-properties fo:text-align="start" css3t:text-justify="auto" fo:margin-left="0mm"/>
    </style:style>
    <style:style style:name="ce25" style:family="table-cell" style:parent-style-name="Default">
      <style:table-cell-properties fo:border-bottom="none" fo:border-left="none" fo:border-right="1.5pt solid #000000" fo:border-top="none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1.5pt solid #000000" fo:border-left="none" fo:border-right="1.5pt solid #000000" fo:border-top="none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Xbox rev.1.2 Conexant CX25871 i2c boot sniffing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 table:style-name="ce3" office:value-type="string" calcext:value-type="string" table:number-columns-spanned="5" table:number-rows-spanned="1">
            <text:p>composite video double terminated <text:span text:style-name="T1">(EP)</text:span></text:p>
          </table:table-cell>
          <table:covered-table-cell table:number-columns-repeated="3" table:style-name="ce13"/>
          <table:covered-table-cell table:style-name="ce22"/>
        </table:table-row>
        <table:table-row table:style-name="ro3">
          <table:table-cell table:style-name="ce5" office:value-type="string" calcext:value-type="string">
            <text:p>Write Address</text:p>
          </table:table-cell>
          <table:table-cell table:style-name="ce14" office:value-type="string" calcext:value-type="string">
            <text:p>Registry Address</text:p>
          </table:table-cell>
          <table:table-cell table:style-name="ce14" office:value-type="string" calcext:value-type="string">
            <text:p>Registry Config</text:p>
          </table:table-cell>
          <table:table-cell table:style-name="ce14" office:value-type="string" calcext:value-type="string">
            <text:p>Registry Config binary</text:p>
          </table:table-cell>
          <table:table-cell table:style-name="ce22"/>
        </table:table-row>
        <table:table-row table:style-name="ro4">
          <table:table-cell table:style-name="ce6" office:value-type="string" calcext:value-type="string">
            <text:p>W8A</text:p>
          </table:table-cell>
          <table:table-cell table:style-name="ce15" table:number-columns-spanned="3" table:number-rows-spanned="1"/>
          <table:covered-table-cell table:number-columns-repeated="2"/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F</text:p>
          </table:table-cell>
          <table:table-cell table:style-name="ce9" table:formula="of:=HEX2BIN([.C5];8)" office:value-type="string" office:string-value="00111111" calcext:value-type="string">
            <text:p>00111111</text:p>
          </table:table-cell>
          <table:table-cell table:style-name="ce24" office:value-type="string" calcext:value-type="string" table:number-columns-spanned="1" table:number-rows-spanned="2">
            <text:p>SLAVER set. Interface is slave timing (pseudo master or slave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F</text:p>
          </table:table-cell>
          <table:table-cell table:style-name="ce19" table:formula="of:=HEX2BIN([.C6];8)" office:value-type="string" office:string-value="00111111" calcext:value-type="string">
            <text:p>0011111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C</text:p>
          </table:table-cell>
          <table:table-cell table:style-name="ce4" office:value-type="float" office:value="46" calcext:value-type="float">
            <text:p>46</text:p>
          </table:table-cell>
          <table:table-cell table:style-name="ce11" table:formula="of:=HEX2BIN([.C7];8)" office:value-type="string" office:string-value="01000110" calcext:value-type="string">
            <text:p>0100011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8</text:p>
          </table:table-cell>
          <table:table-cell table:style-name="ce4" office:value-type="string" calcext:value-type="string">
            <text:p>00</text:p>
          </table:table-cell>
          <table:table-cell table:style-name="ce11" table:formula="of:=HEX2BIN([.C8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<text:s/>autoconfig mode 0 (pg118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9</text:p>
          </table:table-cell>
          <table:table-cell table:style-name="ce19" table:formula="of:=HEX2BIN([.C9];8)" office:value-type="string" office:string-value="00011001" calcext:value-type="string">
            <text:p>00011001</text:p>
          </table:table-cell>
          <table:table-cell table:style-name="ce23" office:value-type="string" calcext:value-type="string">
            <text:p>boring :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9C</text:p>
          </table:table-cell>
          <table:table-cell table:style-name="ce19" table:formula="of:=HEX2BIN([.C10];8)" office:value-type="string" office:string-value="10011100" calcext:value-type="string">
            <text:p>10011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8</text:p>
          </table:table-cell>
          <table:table-cell table:style-name="ce19" table:formula="of:=HEX2BIN([.C11];8)" office:value-type="string" office:string-value="00001000" calcext:value-type="string">
            <text:p>00001000</text:p>
          </table:table-cell>
          <table:table-cell table:style-name="ce23" office:value-type="string" calcext:value-type="string">
            <text:p>YprPb 3.3V 480p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1</text:p>
          </table:table-cell>
          <table:table-cell table:style-name="ce19" table:formula="of:=HEX2BIN([.C12];8)" office:value-type="string" office:string-value="00000001" calcext:value-type="string">
            <text:p>00000001</text:p>
          </table:table-cell>
          <table:table-cell table:style-name="ce23" office:value-type="string" calcext:value-type="string">
            <text:p>Pseudo master no blank interface</text:p>
          </table:table-cell>
        </table:table-row>
        <table:table-row table:style-name="ro4">
          <table:table-cell table:style-name="ce7" office:value-type="string" calcext:value-type="string" table:number-columns-spanned="5" table:number-rows-spanned="1">
            <text:p>Pause in burst pattern</text:p>
          </table:table-cell>
          <table:covered-table-cell table:number-columns-repeated="2"/>
          <table:covered-table-cell table:style-name="ce19"/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80</text:p>
          </table:table-cell>
          <table:table-cell table:style-name="ce19" table:formula="of:=HEX2BIN([.C14];8)" office:value-type="string" office:string-value="10000000" calcext:value-type="string">
            <text:p>100000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F</text:p>
          </table:table-cell>
          <table:table-cell table:style-name="ce19" table:formula="of:=HEX2BIN([.C15];8)" office:value-type="string" office:string-value="00111111" calcext:value-type="string">
            <text:p>00111111</text:p>
          </table:table-cell>
          <table:table-cell table:style-name="ce23" office:value-type="string" calcext:value-type="string">
            <text:p>idem row 5,6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6</text:p>
          </table:table-cell>
          <table:table-cell table:style-name="ce19" table:formula="of:=HEX2BIN([.C16];8)" office:value-type="string" office:string-value="01000110" calcext:value-type="string">
            <text:p>01000110</text:p>
          </table:table-cell>
          <table:table-cell table:style-name="ce23" office:value-type="string" calcext:value-type="string">
            <text:p>idem row 7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table:style-name="ce19" table:formula="of:=HEX2BIN([.C17];8)" office:value-type="string" office:string-value="11000110" calcext:value-type="string">
            <text:p>11000110</text:p>
          </table:table-cell>
          <table:table-cell table:style-name="ce23" office:value-type="string" calcext:value-type="string">
            <text:p>timing reset bit boring :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0</text:p>
          </table:table-cell>
          <table:table-cell table:style-name="ce19" table:formula="of:=HEX2BIN([.C18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</text:p>
          </table:table-cell>
          <table:table-cell table:style-name="ce19" table:formula="of:=HEX2BIN([.C19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8</text:p>
          </table:table-cell>
          <table:table-cell table:style-name="ce19" table:formula="of:=HEX2BIN([.C20];8)" office:value-type="string" office:string-value="00101000" calcext:value-type="string">
            <text:p>001010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0</text:p>
          </table:table-cell>
          <table:table-cell table:style-name="ce19" table:formula="of:=HEX2BIN([.C21];8)" office:value-type="string" office:string-value="10000000" calcext:value-type="string">
            <text:p>100000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table:style-name="ce19" table:formula="of:=HEX2BIN([.C22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</text:p>
          </table:table-cell>
          <table:table-cell table:style-name="ce19" table:formula="of:=HEX2BIN([.C23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table:style-name="ce19" table:formula="of:=HEX2BIN([.C24];8)" office:value-type="string" office:string-value="10000000" calcext:value-type="string">
            <text:p>10000000</text:p>
          </table:table-cell>
          <table:table-cell table:style-name="ce23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style-name="ce19" table:formula="of:=HEX2BIN([.C25];8)" office:value-type="string" office:string-value="10000000" calcext:value-type="string">
            <text:p>10000000</text:p>
          </table:table-cell>
          <table:table-cell table:style-name="ce23" office:value-type="string" calcext:value-type="string">
            <text:p>YprPb in MCOMPV setting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</text:p>
          </table:table-cell>
          <table:table-cell table:style-name="ce19" table:formula="of:=HEX2BIN([.C26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</text:p>
          </table:table-cell>
          <table:table-cell table:style-name="ce19" table:formula="of:=HEX2BIN([.C27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</text:p>
          </table:table-cell>
          <table:table-cell table:style-name="ce19" table:formula="of:=HEX2BIN([.C28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6</text:p>
          </table:table-cell>
          <table:table-cell table:style-name="ce19" table:formula="of:=HEX2BIN([.C29];8)" office:value-type="string" office:string-value="01000110" calcext:value-type="string">
            <text:p>0100011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</text:p>
          </table:table-cell>
          <table:table-cell table:style-name="ce19" table:formula="of:=HEX2BIN([.C30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F</text:p>
          </table:table-cell>
          <table:table-cell table:style-name="ce19" table:formula="of:=HEX2BIN([.C31];8)" office:value-type="string" office:string-value="00001111" calcext:value-type="string">
            <text:p>00001111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</text:p>
          </table:table-cell>
          <table:table-cell table:style-name="ce19" table:formula="of:=HEX2BIN([.C32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1</text:p>
          </table:table-cell>
          <table:table-cell table:style-name="ce19" table:formula="of:=HEX2BIN([.C33];8)" office:value-type="string" office:string-value="00000001" calcext:value-type="string">
            <text:p>00000001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1</text:p>
          </table:table-cell>
          <table:table-cell table:style-name="ce19" table:formula="of:=HEX2BIN([.C34];8)" office:value-type="string" office:string-value="00000001" calcext:value-type="string">
            <text:p>00000001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9C</text:p>
          </table:table-cell>
          <table:table-cell table:style-name="ce19" table:formula="of:=HEX2BIN([.C35];8)" office:value-type="string" office:string-value="10011100" calcext:value-type="string">
            <text:p>10011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B</text:p>
          </table:table-cell>
          <table:table-cell table:style-name="ce19" table:formula="of:=HEX2BIN([.C36];8)" office:value-type="string" office:string-value="10011011" calcext:value-type="string">
            <text:p>10011011</text:p>
          </table:table-cell>
          <table:table-cell table:style-name="ce23" office:value-type="string" calcext:value-type="string">
            <text:p>Boring :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0</text:p>
          </table:table-cell>
          <table:table-cell table:style-name="ce19" table:formula="of:=HEX2BIN([.C37];8)" office:value-type="string" office:string-value="11000000" calcext:value-type="string">
            <text:p>11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0</text:p>
          </table:table-cell>
          <table:table-cell table:style-name="ce19" table:formula="of:=HEX2BIN([.C38];8)" office:value-type="string" office:string-value="11000000" calcext:value-type="string">
            <text:p>11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</text:p>
          </table:table-cell>
          <table:table-cell table:style-name="ce19" table:formula="of:=HEX2BIN([.C39];8)" office:value-type="string" office:string-value="01000000" calcext:value-type="string">
            <text:p>01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style-name="ce19" table:formula="of:=HEX2BIN([.C40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E4</text:p>
          </table:table-cell>
          <table:table-cell table:style-name="ce19" table:formula="of:=HEX2BIN([.C41];8)" office:value-type="string" office:string-value="11100100" calcext:value-type="string">
            <text:p>11100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0</text:p>
          </table:table-cell>
          <table:table-cell table:style-name="ce19" table:formula="of:=HEX2BIN([.C42];8)" office:value-type="string" office:string-value="10000000" calcext:value-type="string">
            <text:p>1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</text:p>
          </table:table-cell>
          <table:table-cell table:style-name="ce19" table:formula="of:=HEX2BIN([.C43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0</text:p>
          </table:table-cell>
          <table:table-cell table:style-name="ce19" table:formula="of:=HEX2BIN([.C44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1</text:p>
          </table:table-cell>
          <table:table-cell table:style-name="ce19" table:formula="of:=HEX2BIN([.C45];8)" office:value-type="string" office:string-value="01000001" calcext:value-type="string">
            <text:p>0100000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5</text:p>
          </table:table-cell>
          <table:table-cell table:style-name="ce19" table:formula="of:=HEX2BIN([.C46];8)" office:value-type="string" office:string-value="00110101" calcext:value-type="string">
            <text:p>0011010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3</text:p>
          </table:table-cell>
          <table:table-cell table:style-name="ce19" table:formula="of:=HEX2BIN([.C47];8)" office:value-type="string" office:string-value="00000011" calcext:value-type="string">
            <text:p>0000001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C</text:p>
          </table:table-cell>
          <table:table-cell table:style-name="ce19" table:formula="of:=HEX2BIN([.C48];8)" office:value-type="string" office:string-value="00111100" calcext:value-type="string">
            <text:p>00111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8</text:p>
          </table:table-cell>
          <table:table-cell table:style-name="ce19" table:formula="of:=HEX2BIN([.C49];8)" office:value-type="string" office:string-value="10001000" calcext:value-type="string">
            <text:p>100010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6</text:p>
          </table:table-cell>
          <table:table-cell table:style-name="ce19" table:formula="of:=HEX2BIN([.C50];8)" office:value-type="string" office:string-value="01110110" calcext:value-type="string">
            <text:p>0111011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C</text:p>
          </table:table-cell>
          <table:table-cell table:style-name="ce19" table:formula="of:=HEX2BIN([.C51];8)" office:value-type="string" office:string-value="10001100" calcext:value-type="string">
            <text:p>10001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4</text:p>
          </table:table-cell>
          <table:table-cell table:style-name="ce19" table:formula="of:=HEX2BIN([.C52];8)" office:value-type="string" office:string-value="01000100" calcext:value-type="string">
            <text:p>01000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5</text:p>
          </table:table-cell>
          <table:table-cell table:style-name="ce19" table:formula="of:=HEX2BIN([.C53];8)" office:value-type="string" office:string-value="00010101" calcext:value-type="string">
            <text:p>00010101</text:p>
          </table:table-cell>
          <table:table-cell table:style-name="ce23" office:value-type="string" calcext:value-type="string">
            <text:p>Mode 29 YcrCb setting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6</text:p>
          </table:table-cell>
          <table:table-cell table:style-name="ce19" table:formula="of:=HEX2BIN([.C54];8)" office:value-type="string" office:string-value="00010110" calcext:value-type="string">
            <text:p>0001011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20</text:p>
          </table:table-cell>
          <table:table-cell table:style-name="ce19" table:formula="of:=HEX2BIN([.C55];8)" office:value-type="string" office:string-value="00100000" calcext:value-type="string">
            <text:p>00100000</text:p>
          </table:table-cell>
          <table:table-cell table:style-name="ce25" office:value-type="string" calcext:value-type="string">
            <text:p>Mode 29 YcrCb setting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A6</text:p>
          </table:table-cell>
          <table:table-cell table:style-name="ce19" table:formula="of:=HEX2BIN([.C56];8)" office:value-type="string" office:string-value="10100110" calcext:value-type="string">
            <text:p>10100110</text:p>
          </table:table-cell>
          <table:table-cell table:style-name="ce25" office:value-type="string" calcext:value-type="string">
            <text:p>Mode 29 YcrCb setting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</text:p>
          </table:table-cell>
          <table:table-cell table:style-name="ce19" table:formula="of:=HEX2BIN([.C57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B6</text:p>
          </table:table-cell>
          <table:table-cell table:style-name="ce19" table:formula="of:=HEX2BIN([.C58];8)" office:value-type="string" office:string-value="10110110" calcext:value-type="string">
            <text:p>10110110</text:p>
          </table:table-cell>
          <table:table-cell table:style-name="ce23" office:value-type="string" calcext:value-type="string">
            <text:p>too many f**king modes with same setting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F7</text:p>
          </table:table-cell>
          <table:table-cell table:style-name="ce19" table:formula="of:=HEX2BIN([.C59];8)" office:value-type="string" office:string-value="11110111" calcext:value-type="string">
            <text:p>1111011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3</text:p>
          </table:table-cell>
          <table:table-cell table:style-name="ce19" table:formula="of:=HEX2BIN([.C60];8)" office:value-type="string" office:string-value="00000011" calcext:value-type="string">
            <text:p>00000011</text:p>
          </table:table-cell>
          <table:table-cell table:style-name="ce23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D</text:p>
          </table:table-cell>
          <table:table-cell table:style-name="ce19" table:formula="of:=HEX2BIN([.C61];8)" office:value-type="string" office:string-value="00001101" calcext:value-type="string">
            <text:p>00001101</text:p>
          </table:table-cell>
          <table:table-cell table:style-name="ce23" office:value-type="string" calcext:value-type="string">
            <text:p>too many f**king modes with same setting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23</text:p>
          </table:table-cell>
          <table:table-cell table:style-name="ce19" table:formula="of:=HEX2BIN([.C62];8)" office:value-type="string" office:string-value="00100011" calcext:value-type="string">
            <text:p>0010001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E0</text:p>
          </table:table-cell>
          <table:table-cell table:style-name="ce19" table:formula="of:=HEX2BIN([.C63];8)" office:value-type="string" office:string-value="11100000" calcext:value-type="string">
            <text:p>111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6</text:p>
          </table:table-cell>
          <table:table-cell table:style-name="ce19" table:formula="of:=HEX2BIN([.C64];8)" office:value-type="string" office:string-value="00000110" calcext:value-type="string">
            <text:p>0000011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E1</text:p>
          </table:table-cell>
          <table:table-cell table:style-name="ce19" table:formula="of:=HEX2BIN([.C65];8)" office:value-type="string" office:string-value="11100001" calcext:value-type="string">
            <text:p>1110000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4A</text:p>
          </table:table-cell>
          <table:table-cell table:style-name="ce19" table:formula="of:=HEX2BIN([.C66];8)" office:value-type="string" office:string-value="01001010" calcext:value-type="string">
            <text:p>0100101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55</text:p>
          </table:table-cell>
          <table:table-cell table:style-name="ce19" table:formula="of:=HEX2BIN([.C67];8)" office:value-type="string" office:string-value="01010101" calcext:value-type="string">
            <text:p>01010101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15</text:p>
          </table:table-cell>
          <table:table-cell table:style-name="ce19" table:formula="of:=HEX2BIN([.C68];8)" office:value-type="string" office:string-value="00010101" calcext:value-type="string">
            <text:p>00010101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B</text:p>
          </table:table-cell>
          <table:table-cell table:style-name="ce19" table:formula="of:=HEX2BIN([.C69];8)" office:value-type="string" office:string-value="00001011" calcext:value-type="string">
            <text:p>00001011</text:p>
          </table:table-cell>
          <table:table-cell table:style-name="ce25" office:value-type="string" calcext:value-type="string">
            <text:p>RGB in SECAM out (I think external clock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24</text:p>
          </table:table-cell>
          <table:table-cell table:style-name="ce19" table:formula="of:=HEX2BIN([.C70];8)" office:value-type="string" office:string-value="00100100" calcext:value-type="string">
            <text:p>001001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0</text:p>
          </table:table-cell>
          <table:table-cell table:style-name="ce19" table:formula="of:=HEX2BIN([.C71];8)" office:value-type="string" office:string-value="11110000" calcext:value-type="string">
            <text:p>1111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5E</text:p>
          </table:table-cell>
          <table:table-cell table:style-name="ce19" table:formula="of:=HEX2BIN([.C72];8)" office:value-type="string" office:string-value="01011110" calcext:value-type="string">
            <text:p>0101111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9</text:p>
          </table:table-cell>
          <table:table-cell table:style-name="ce19" table:formula="of:=HEX2BIN([.C73];8)" office:value-type="string" office:string-value="11011001" calcext:value-type="string">
            <text:p>11011001</text:p>
          </table:table-cell>
          <table:table-cell table:style-name="ce23" office:value-type="string" calcext:value-type="string">
            <text:p>SECAM setting stuff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B</text:p>
          </table:table-cell>
          <table:table-cell table:style-name="ce19" table:formula="of:=HEX2BIN([.C74];8)" office:value-type="string" office:string-value="10011011" calcext:value-type="string">
            <text:p>10011011</text:p>
          </table:table-cell>
          <table:table-cell table:style-name="ce25" office:value-type="string" calcext:value-type="string">
            <text:p>SECAM setting stuff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3</text:p>
          </table:table-cell>
          <table:table-cell table:style-name="ce19" table:formula="of:=HEX2BIN([.C75];8)" office:value-type="string" office:string-value="10100011" calcext:value-type="string">
            <text:p>10100011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33</text:p>
          </table:table-cell>
          <table:table-cell table:style-name="ce19" table:formula="of:=HEX2BIN([.C76];8)" office:value-type="string" office:string-value="00110011" calcext:value-type="string">
            <text:p>00110011</text:p>
          </table:table-cell>
          <table:table-cell table:style-name="ce25" office:value-type="string" calcext:value-type="string">
            <text:p>SECAM setting stuff mode 45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8</text:p>
          </table:table-cell>
          <table:table-cell table:style-name="ce19" table:formula="of:=HEX2BIN([.C77];8)" office:value-type="string" office:string-value="10011000" calcext:value-type="string">
            <text:p>10011000</text:p>
          </table:table-cell>
          <table:table-cell table:style-name="ce25" office:value-type="string" calcext:value-type="string">
            <text:p>SECAM setting stuff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3</text:p>
          </table:table-cell>
          <table:table-cell table:style-name="ce19" table:formula="of:=HEX2BIN([.C78];8)" office:value-type="string" office:string-value="10000011" calcext:value-type="string">
            <text:p>10000011</text:p>
          </table:table-cell>
          <table:table-cell table:style-name="ce25" office:value-type="string" calcext:value-type="string">
            <text:p>SECAM setting stuff (external clock value)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2D</text:p>
          </table:table-cell>
          <table:table-cell table:style-name="ce19" table:formula="of:=HEX2BIN([.C79];8)" office:value-type="string" office:string-value="00101101" calcext:value-type="string">
            <text:p>00101101</text:p>
          </table:table-cell>
          <table:table-cell table:style-name="ce25" office:value-type="string" calcext:value-type="string">
            <text:p>SECAM setting stuff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52</text:p>
          </table:table-cell>
          <table:table-cell table:style-name="ce19" table:formula="of:=HEX2BIN([.C80];8)" office:value-type="string" office:string-value="01010010" calcext:value-type="string">
            <text:p>0101001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9</text:p>
          </table:table-cell>
          <table:table-cell table:style-name="ce19" table:formula="of:=HEX2BIN([.C81];8)" office:value-type="string" office:string-value="00011001" calcext:value-type="string">
            <text:p>00011001</text:p>
          </table:table-cell>
          <table:table-cell table:style-name="ce23" office:value-type="string" calcext:value-type="string">
            <text:p>output video routing stuff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5</text:p>
          </table:table-cell>
          <table:table-cell table:style-name="ce19" table:formula="of:=HEX2BIN([.C82];8)" office:value-type="string" office:string-value="00000101" calcext:value-type="string">
            <text:p>00000101</text:p>
          </table:table-cell>
          <table:table-cell table:style-name="ce26" office:value-type="string" calcext:value-type="string" table:number-columns-spanned="1" table:number-rows-spanned="18">
            <text:p>not in the datashee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7</text:p>
          </table:table-cell>
          <table:table-cell table:style-name="ce19" table:formula="of:=HEX2BIN([.C83];8)" office:value-type="string" office:string-value="01010111" calcext:value-type="string">
            <text:p>0101011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</text:p>
          </table:table-cell>
          <table:table-cell table:style-name="ce19" table:formula="of:=HEX2BIN([.C84];8)" office:value-type="string" office:string-value="00100000" calcext:value-type="string">
            <text:p>0010000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0</text:p>
          </table:table-cell>
          <table:table-cell table:style-name="ce19" table:formula="of:=HEX2BIN([.C85];8)" office:value-type="string" office:string-value="01000000" calcext:value-type="string">
            <text:p>0100000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6E</text:p>
          </table:table-cell>
          <table:table-cell table:style-name="ce19" table:formula="of:=HEX2BIN([.C86];8)" office:value-type="string" office:string-value="01101110" calcext:value-type="string">
            <text:p>0110111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7E</text:p>
          </table:table-cell>
          <table:table-cell table:style-name="ce19" table:formula="of:=HEX2BIN([.C87];8)" office:value-type="string" office:string-value="01111110" calcext:value-type="string">
            <text:p>0111111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4</text:p>
          </table:table-cell>
          <table:table-cell table:style-name="ce19" table:formula="of:=HEX2BIN([.C88];8)" office:value-type="string" office:string-value="11110100" calcext:value-type="string">
            <text:p>1111010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1</text:p>
          </table:table-cell>
          <table:table-cell table:style-name="ce19" table:formula="of:=HEX2BIN([.C89];8)" office:value-type="string" office:string-value="01010001" calcext:value-type="string">
            <text:p>0101000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F</text:p>
          </table:table-cell>
          <table:table-cell table:style-name="ce19" table:formula="of:=HEX2BIN([.C90];8)" office:value-type="string" office:string-value="00001111" calcext:value-type="string">
            <text:p>0000111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1</text:p>
          </table:table-cell>
          <table:table-cell table:style-name="ce19" table:formula="of:=HEX2BIN([.C91];8)" office:value-type="string" office:string-value="11110001" calcext:value-type="string">
            <text:p>1111000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5</text:p>
          </table:table-cell>
          <table:table-cell table:style-name="ce19" table:formula="of:=HEX2BIN([.C92];8)" office:value-type="string" office:string-value="00000101" calcext:value-type="string">
            <text:p>0000010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D3</text:p>
          </table:table-cell>
          <table:table-cell table:style-name="ce19" table:formula="of:=HEX2BIN([.C93];8)" office:value-type="string" office:string-value="11010011" calcext:value-type="string">
            <text:p>1101001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78</text:p>
          </table:table-cell>
          <table:table-cell table:style-name="ce19" table:formula="of:=HEX2BIN([.C94];8)" office:value-type="string" office:string-value="01111000" calcext:value-type="string">
            <text:p>0111100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2</text:p>
          </table:table-cell>
          <table:table-cell table:style-name="ce19" table:formula="of:=HEX2BIN([.C95];8)" office:value-type="string" office:string-value="10100010" calcext:value-type="string">
            <text:p>1010001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5</text:p>
          </table:table-cell>
          <table:table-cell table:style-name="ce19" table:formula="of:=HEX2BIN([.C96];8)" office:value-type="string" office:string-value="00100101" calcext:value-type="string">
            <text:p>0010010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table:style-name="ce19" table:formula="of:=HEX2BIN([.C97];8)" office:value-type="string" office:string-value="01010100" calcext:value-type="string">
            <text:p>0101010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5</text:p>
          </table:table-cell>
          <table:table-cell table:style-name="ce19" table:formula="of:=HEX2BIN([.C98];8)" office:value-type="string" office:string-value="10100101" calcext:value-type="string">
            <text:p>10100101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style-name="ce19" table:formula="of:=HEX2BIN([.C99];8)" office:value-type="string" office:string-value="00000000" calcext:value-type="string">
            <text:p>00000000</text:p>
          </table:table-cell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table:number-columns-repeated="2" office:value-type="string" calcext:value-type="string">
            <text:p>00</text:p>
          </table:table-cell>
          <table:table-cell table:style-name="ce19" table:formula="of:=HEX2BIN([.C100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 also ic version reques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table:number-columns-repeated="2" office:value-type="string" calcext:value-type="string">
            <text:p>00</text:p>
          </table:table-cell>
          <table:table-cell table:style-name="ce19" table:formula="of:=HEX2BIN([.C101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 also ic version reques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table:number-columns-repeated="2" office:value-type="string" calcext:value-type="string">
            <text:p>00</text:p>
          </table:table-cell>
          <table:table-cell table:style-name="ce19" table:formula="of:=HEX2BIN([.C102];8)" office:value-type="string" office:string-value="00000000" calcext:value-type="string">
            <text:p>00000000</text:p>
          </table:table-cell>
          <table:table-cell table:style-name="ce23" office:value-type="string" calcext:value-type="string">
            <text:p>RGB in SECAM out also ic version request</text:p>
          </table:table-cell>
        </table:table-row>
        <table:table-row table:style-name="ro4">
          <table:table-cell table:style-name="ce7" office:value-type="string" calcext:value-type="string" table:number-columns-spanned="5" table:number-rows-spanned="1">
            <text:p>Pause in burst pattern</text:p>
          </table:table-cell>
          <table:covered-table-cell table:number-columns-repeated="2"/>
          <table:covered-table-cell table:style-name="ce19"/>
          <table:covered-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C</text:p>
          </table:table-cell>
          <table:table-cell/>
          <table:table-cell table:style-name="ce19"/>
          <table:table-cell table:style-name="ce23" office:value-type="string" calcext:value-type="string">
            <text:p>timing reset</text:p>
          </table:table-cell>
        </table:table-row>
        <table:table-row table:style-name="ro5">
          <table:table-cell table:style-name="ce6" office:value-type="string" calcext:value-type="string">
            <text:p>R8B</text:p>
          </table:table-cell>
          <table:table-cell office:value-type="string" calcext:value-type="string">
            <text:p>46</text:p>
          </table:table-cell>
          <table:table-cell/>
          <table:table-cell table:style-name="ce19"/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table:style-name="ce19" table:formula="of:=HEX2BIN([.C106];8)" office:value-type="string" office:string-value="11000110" calcext:value-type="string">
            <text:p>11000110</text:p>
          </table:table-cell>
          <table:table-cell table:style-name="ce23" office:value-type="string" calcext:value-type="string">
            <text:p>timing rese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4</text:p>
          </table:table-cell>
          <table:table-cell table:style-name="ce19" table:formula="of:=HEX2BIN([.C107];8)" office:value-type="string" office:string-value="00100100" calcext:value-type="string">
            <text:p>001001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8</text:p>
          </table:table-cell>
          <table:table-cell table:style-name="ce19" table:formula="of:=HEX2BIN([.C108];8)" office:value-type="string" office:string-value="11001000" calcext:value-type="string">
            <text:p>11001000</text:p>
          </table:table-cell>
          <table:table-cell table:style-name="ce23"/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</text:p>
          </table:table-cell>
          <table:table-cell table:style-name="ce19" table:formula="of:=HEX2BIN([.C109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5">
          <table:table-cell table:style-name="ce6" office:value-type="string" calcext:value-type="string">
            <text:p>W8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</text:p>
          </table:table-cell>
          <table:table-cell table:style-name="ce19" table:formula="of:=HEX2BIN([.C110];8)" office:value-type="string" office:string-value="00000000" calcext:value-type="string">
            <text:p>00000000</text:p>
          </table:table-cell>
          <table:table-cell table:style-name="ce25" office:value-type="string" calcext:value-type="string">
            <text:p>RGB in SECAM out</text:p>
          </table:table-cell>
        </table:table-row>
        <table:table-row table:style-name="ro4">
          <table:table-cell table:style-name="ce8" office:value-type="string" calcext:value-type="string" table:number-columns-spanned="5" table:number-rows-spanned="1">
            <text:p>No further encoder communication detected</text:p>
          </table:table-cell>
          <table:covered-table-cell table:number-columns-repeated="3" table:style-name="ce16"/>
          <table:covered-table-cell table:style-name="ce27"/>
        </table:table-row>
        <table:table-row table:style-name="ro4" table:number-rows-repeated="29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.15mm" fo:margin-bottom="4.62mm" fo:margin-left="5.04mm" fo:margin-right="4.57mm" style:shadow="none" style:scale-to="100%" style:writing-mode="lr-tb" style:print="charts drawings grid objects zero-values"/>
      <style:header-style>
        <style:header-footer-properties fo:min-height="3.5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3:37:20.77922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7:30:20.620916805</meta:creation-date>
    <dc:date>2017-05-21T01:27:13.077450668</dc:date>
    <meta:editing-duration>PT1H42M35S</meta:editing-duration>
    <meta:editing-cycles>22</meta:editing-cycles>
    <meta:generator>LibreOffice/5.3.1.2$Linux_X86_64 LibreOffice_project/30m0$Build-2</meta:generator>
    <meta:document-statistic meta:table-count="1" meta:cell-count="483" meta:object-count="0"/>
  </office:meta>
</office:document-meta>
</file>